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3000001540851A5B1.png"/>
  <manifest:file-entry manifest:media-type="image/png" manifest:full-path="Pictures/100000000000005E0000005E2AC2D17B.png"/>
  <manifest:file-entry manifest:media-type="image/png" manifest:full-path="Pictures/100000000000043A0000023CECADAE1D.png"/>
  <manifest:file-entry manifest:media-type="image/png" manifest:full-path="Pictures/100002010000008000000080AA93620C.png"/>
  <manifest:file-entry manifest:media-type="image/png" manifest:full-path="Pictures/10000201000000FB00000216DEA2DA53.png"/>
  <manifest:file-entry manifest:media-type="image/png" manifest:full-path="Pictures/100002010000008000000080D7E48237.png"/>
  <manifest:file-entry manifest:media-type="image/png" manifest:full-path="Pictures/100000000000042F000004309DB70B87.png"/>
  <manifest:file-entry manifest:media-type="image/png" manifest:full-path="Pictures/100002010000008000000080A54C6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cc66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da647" draw:opacity-name="Transparency_20_2" fo:min-height="3.701cm"/>
    </style:style>
    <style:style style:name="gr6" style:family="graphic" style:parent-style-name="standard">
      <style:graphic-properties draw:stroke="none" draw:fill="solid" draw:fill-color="#ff9966" draw:opacity-name="Transparency_20_2" fo:min-height="1.6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8000" draw:secondary-fill-color="#b3b3b3" draw:fill-gradient-name="Radial_20_green_2f_black" draw:fill-hatch-name="Black_20_0_20_Degrees" draw:fill-image-name="Space_20_Metal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solid" draw:fill-color="#ffff99" fo:min-height="2.75cm"/>
    </style:style>
    <style:style style:name="gr14" style:family="graphic" style:parent-style-name="standard">
      <style:graphic-properties draw:stroke="none" draw:fill="solid" draw:fill-color="#7da647" fo:min-height="0.396cm"/>
    </style:style>
    <style:style style:name="gr15" style:family="graphic" style:parent-style-name="standard">
      <style:graphic-properties draw:stroke="none" draw:fill="solid" draw:fill-color="#ff8080" fo:min-height="0.396cm"/>
    </style:style>
    <style:style style:name="pr1" style:family="presentation" style:parent-style-name="Default-subtitle">
      <style:graphic-properties draw:fill-color="#ffffff" draw:auto-grow-height="true" fo:min-height="13.86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.664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41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draw:fit-to-size="shrink-to-fit" fo:min-height="13.609cm"/>
    </style:style>
    <style:style style:name="pr9" style:family="presentation" style:parent-style-name="Default-title">
      <style:graphic-properties draw:auto-grow-height="true" fo:min-height="2.664cm"/>
    </style:style>
    <style:style style:name="pr10" style:family="presentation" style:parent-style-name="Default-outline1" style:list-style-name="L6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14pt" style:font-size-asian="14pt" style:font-size-complex="14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8" style:family="paragraph">
      <style:paragraph-properties fo:text-align="center"/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family="'Times New Roman'" style:font-family-generic="roman" style:font-pitch="variable" fo:font-size="24pt" style:font-size-asian="24pt" style:font-size-complex="24pt"/>
    </style:style>
    <style:style style:name="P12" style:family="paragraph">
      <style:paragraph-properties fo:margin-top="0.42cm" fo:margin-bottom="0.35cm"/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Times New Roman'" style:font-style-name="Normal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8" style:family="text">
      <style:text-properties fo:font-family="'Times New Roman'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9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15" style:family="text"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tif Khan &amp; Sarah Nadi</presentation:footer-decl>
      <presentation:date-time-decl presentation:name="dtd1" presentation:source="fixed">Patient Consen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3.5cm" svg:height="8cm" svg:x="2.24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662cm" svg:height="2.798cm" svg:x="15.938cm" svg:y="14.4cm">
          <draw:text-box>
            <text:p text:style-name="P1"><text:span text:style-name="T1">Atif Khan &amp; Sarah Nadi</text:span></text:p>
            <text:p text:style-name="P1">CS898 - <text:s/>Health Informatics</text:p>
            <text:p text:style-name="P1">July 29<text:span text:style-name="T2">th</text:span>, 2010</text:p>
          </draw:text-box>
        </draw:frame>
        <draw:frame presentation:style-name="pr1" draw:text-style-name="P2" draw:layer="layout" svg:width="25.199cm" svg:height="13.861cm" svg:x="1.4cm" svg:y="4.014cm" presentation:class="subtitle">
          <draw:text-box>
            <text:p><text:span text:style-name="T3"><text:s/></text:span><text:span text:style-name="T3">Electronic Patient</text:span><text:span text:style-name="T3"><text:line-break/></text:span><text:span text:style-name="T3">Consent Managemen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draw:style-name="gr4" draw:text-style-name="P1" draw:layer="layout" svg:width="25.675cm" svg:height="12.073cm" svg:x="0.658cm" svg:y="5.3cm">
          <draw:image xlink:href="Pictures/10000000000002D3000001540851A5B1.png" xlink:type="simple" xlink:show="embed" xlink:actuate="onLoad">
            <text:p/>
          </draw:image>
        </draw:frame>
        <draw:frame presentation:style-name="pr3" draw:layer="layout" svg:width="25.199cm" svg:height="2.054cm" svg:x="1.4cm" svg:y="0.642cm" presentation:class="title">
          <draw:text-box>
            <text:p>The Big Pi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3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Patient Consent Example</text:p>
          </draw:text-box>
        </draw:frame>
        <draw:frame draw:style-name="gr4" draw:text-style-name="P1" draw:layer="layout" svg:width="25cm" svg:height="13.216cm" svg:x="1.4cm" svg:y="3.985cm">
          <draw:image xlink:href="Pictures/100000000000043A0000023CECADAE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Outline<text:tab/>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Electronic Patient Consent</text:p>
              </text:list-item>
              <text:list-item>
                <text:p>Current Approaches</text:p>
              </text:list-item>
              <text:list-item>
                <text:p>Our Proposed Solution</text:p>
                <text:list>
                  <text:list-item>
                    <text:p>Supported Policies</text:p>
                  </text:list-item>
                  <text:list-item>
                    <text:p>Example Facts</text:p>
                  </text:list-item>
                  <text:list-item>
                    <text:p>Demo</text:p>
                  </text:list-item>
                </text:list>
              </text:list-item>
              <text:list-item>
                <text:p>Future Work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tients need to control:</text:p>
                <text:list>
                  <text:list-item>
                    <text:p><text:span text:style-name="T4">Who</text:span> can access their information</text:p>
                  </text:list-item>
                  <text:list-item>
                    <text:p><text:span text:style-name="T5">When</text:span> their information can be accessed</text:p>
                  </text:list-item>
                  <text:list-item>
                    <text:p><text:span text:style-name="T5">What</text:span> can be accessed</text:p>
                  </text:list-item>
                </text:list>
              </text:list-item>
              <text:list-item>
                <text:p>Electronic Patient Consent Management System:</text:p>
                <text:list>
                  <text:list-item>
                    <text:p>Defining effective consent policies</text:p>
                  </text:list-item>
                  <text:list-item>
                    <text:p>Accurately capturing patient consent electronically</text:p>
                  </text:list-item>
                  <text:list-item>
                    <text:p>Representing policies</text:p>
                  </text:list-item>
                  <text:list-item>
                    <text:p>Processing facts &amp;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halleng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4">
              <text:list-item>
                <text:p>Balancing patient privacy &amp; health care </text:p>
              </text:list-item>
              <text:list-item>
                <text:p>Trust &amp; acceptance of electronic consent</text:p>
              </text:list-item>
            </text:list>
            <text:list text:style-name="L3">
              <text:list-item>
                <text:list>
                  <text:list-item>
                    <text:p>Healthcare providers</text:p>
                  </text:list-item>
                  <text:list-item>
                    <text:p>Patients</text:p>
                  </text:list-item>
                </text:list>
              </text:list-item>
            </text:list>
            <text:list text:style-name="L4">
              <text:list-item>
                <text:p>Minimal impact on clinical work flow</text:p>
              </text:list-item>
              <text:list-item>
                <text:p>Combining policies from different level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Current Approaches</text:p>
          </draw:text-box>
        </draw:frame>
        <draw:frame presentation:style-name="pr5" draw:layer="layout" svg:width="25.199cm" svg:height="14.486cm" svg:x="1.4cm" svg:y="4.014cm" presentation:class="outline" presentation:user-transformed="true">
          <draw:text-box>
            <text:list text:style-name="L3">
              <text:list-item>
                <text:p>Security oriented</text:p>
                <text:list>
                  <text:list-item>
                    <text:p>Focus on security aspects &amp; ignore semantics</text:p>
                  </text:list-item>
                </text:list>
              </text:list-item>
              <text:list-item>
                <text:p>Technology oriented</text:p>
                <text:list>
                  <text:list-item>
                    <text:p>Consent rules defined within the confines of technology</text:p>
                    <text:list>
                      <text:list-item>
                        <text:p>e-Consent objects [1]</text:p>
                      </text:list-item>
                    </text:list>
                  </text:list-item>
                </text:list>
              </text:list-item>
              <text:list-item>
                <text:p>Whats missing?</text:p>
                <text:list>
                  <text:list-item>
                    <text:p>Semantics</text:p>
                  </text:list-item>
                  <text:list-item>
                    <text:p>Proof of correctness &amp;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Learning from the Semantic Web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Semantic Web</text:p>
                <text:list>
                  <text:list-item>
                    <text:p>Describe data with meaning</text:p>
                    <text:list>
                      <text:list-item>
                        <text:p><text:span text:style-name="T6">(RDF + OWL + XML) </text:span><text:span text:style-name="T7">→</text:span><text:span text:style-name="T8"> ability to describe anything</text:span></text:p>
                      </text:list-item>
                    </text:list>
                  </text:list-item>
                  <text:list-item>
                    <text:p><text:span text:style-name="T8">Use Notation 3</text:span></text:p>
                    <text:list>
                      <text:list-item>
                        <text:p><text:span text:style-name="T8">RDF shorthand + ability to defin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id="id1" draw:layer="layout" svg:width="15cm" svg:height="6.221cm" svg:x="2.3cm" svg:y="11.5cm">
          <draw:text-box>
            <text:p text:style-name="P3"><text:span text:style-name="T9">&lt;rdf:RDF</text:span></text:p>
            <text:p text:style-name="P3"><text:span text:style-name="T9"><text:s text:c="4"/></text:span><text:span text:style-name="T9">xmlns:rdf="http://www.w3.org/1999/02/22-rdf-syntax-ns#"</text:span></text:p>
            <text:p text:style-name="P3"><text:span text:style-name="T9"><text:s text:c="4"/></text:span><text:span text:style-name="T9">xmlns:dc="http://purl.org/dc/elements/1.1/"&gt;</text:span></text:p>
            <text:p text:style-name="P3"><text:span text:style-name="T9"><text:s text:c="2"/></text:span><text:span text:style-name="T9">&lt;rdf:Description </text:span><text:span text:style-name="T9"><text:line-break/></text:span><text:span text:style-name="T9"> <text:s text:c="13"/>rdf:about="http://en.wikipedia.org/wiki/Tony_Benn"&gt;</text:span></text:p>
            <text:p text:style-name="P3"><text:span text:style-name="T9"><text:s text:c="4"/></text:span><text:span text:style-name="T9">&lt;dc:title&gt;Tony Benn&lt;/dc:title&gt;</text:span></text:p>
            <text:p text:style-name="P3"><text:span text:style-name="T9"><text:s text:c="4"/></text:span><text:span text:style-name="T9">&lt;dc:publisher&gt;Wikipedia&lt;/dc:publisher&gt;</text:span></text:p>
            <text:p text:style-name="P3"><text:span text:style-name="T9"><text:s text:c="2"/></text:span><text:span text:style-name="T9">&lt;/rdf:Description&gt;</text:span></text:p>
            <text:p text:style-name="P3"><text:span text:style-name="T9">&lt;/rdf:RDF&gt;</text:span></text:p>
            <text:p text:style-name="P3"><text:span text:style-name="T9"/></text:p>
          </draw:text-box>
        </draw:frame>
        <draw:frame draw:style-name="gr6" draw:text-style-name="P4" draw:id="id2" draw:layer="layout" svg:width="11.95cm" svg:height="2.639cm" svg:x="14.8cm" svg:y="16.361cm">
          <draw:text-box>
            <text:p text:style-name="P3"><text:span text:style-name="T9">@prefix dc: &lt;http://purl.org/dc/elements/1.1/&gt;.</text:span></text:p>
            <text:p text:style-name="P3"><text:span text:style-name="T9">&lt;http://en.wikipedia.org/wiki/Tony_Benn&gt;</text:span></text:p>
            <text:p text:style-name="P3"><text:span text:style-name="T9"><text:s text:c="2"/></text:span><text:span text:style-name="T9">dc:title "Tony Benn";</text:span></text:p>
            <text:p text:style-name="P3"><text:span text:style-name="T9"><text:s text:c="2"/></text:span><text:span text:style-name="T9">dc:publisher "Wikipedia".</text:span></text:p>
          </draw:text-box>
        </draw:frame>
        <draw:connector draw:style-name="gr7" draw:text-style-name="P1" draw:id="id5" draw:layer="layout" svg:x1="17.3cm" svg:y1="14.61cm" svg:x2="20.775cm" svg:y2="16.361cm" draw:start-shape="id1" draw:start-glue-point="1" draw:end-shape="id2" svg:d="m17300 14610h3475v175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asoning Engine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Semantic Reasoner</text:p>
                <text:list>
                  <text:list-item>
                    <text:p><text:span text:style-name="T6">Infer logical consequences from a set of asserted facts</text:span></text:p>
                  </text:list-item>
                </text:list>
              </text:list-item>
              <text:list-item>
                <text:p>Euler [2]</text:p>
                <text:list>
                  <text:list-item>
                    <text:p><text:span text:style-name="T10">“</text:span><text:span text:style-name="T10">Euler is an inference engine supporting logic based proofs”</text:span></text:p>
                  </text:list-item>
                  <text:list-item>
                    <text:p><text:span text:style-name="T10">Backward-chaining</text:span></text:p>
                    <text:list>
                      <text:list-item>
                        <text:p><text:span text:style-name="T10">Start form the list of goals</text:span></text:p>
                      </text:list-item>
                      <text:list-item>
                        <text:p><text:span text:style-name="T10">Work backwards from consequent to anteceden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Our Proposed Solution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A rule-based system which:</text:p>
                <text:list>
                  <text:list-item>
                    <text:p>Uses N3 notation for patient facts &amp; policies</text:p>
                    <text:list>
                      <text:list-item>
                        <text:p>Benefits:</text:p>
                        <text:list>
                          <text:list-item>
                            <text:p>Simple notation</text:p>
                          </text:list-item>
                          <text:list-item>
                            <text:p>Supports facts &amp; rule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Uses Euler for access control reasoning</text:p>
                    <text:list>
                      <text:list-item>
                        <text:p>Benefits:</text:p>
                        <text:list>
                          <text:list-item>
                            <text:p>Already established reasoning process</text:p>
                          </text:list-item>
                          <text:list-item>
                            <text:p>Provides proofs <text:span text:style-name="T11">→</text:span> can be used for ver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ystem Overview</text:p>
          </draw:text-box>
        </draw:frame>
        <draw:custom-shape draw:style-name="gr8" draw:text-style-name="P1" draw:id="id3" draw:layer="layout" svg:width="8.444cm" svg:height="4cm" svg:x="9.356cm" svg:y="5.3cm">
          <text:p text:style-name="P1">Euler Engin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cm" svg:height="2.4cm" svg:x="10.7cm" svg:y="11.1cm">
          <text:p text:style-name="P1">Attribute-based </text:p>
          <text:p text:style-name="P1">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id="id4" draw:layer="layout" svg:width="3.7cm" svg:height="3cm" svg:x="11.6cm" svg:y="15.6cm">
          <text:p text:style-name="P1">THE</text:p>
          <text:p text:style-name="P1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3.513cm" svg:height="3.513cm" svg:x="1.8cm" svg:y="3.987cm">
          <draw:image xlink:href="Pictures/100002010000008000000080A54C6FC5.png" xlink:type="simple" xlink:show="embed" xlink:actuate="onLoad">
            <text:p text:style-name="P1">N3 rules </text:p>
            <text:p text:style-name="P1">file</text:p>
            <text:p text:style-name="P1">(Policies)</text:p>
          </draw:image>
        </draw:frame>
        <draw:frame draw:style-name="gr10" draw:text-style-name="P1" draw:layer="layout" svg:width="3.513cm" svg:height="3.513cm" svg:x="1.8cm" svg:y="8.2cm">
          <draw:image xlink:href="Pictures/100002010000008000000080A54C6FC5.png" xlink:type="simple" xlink:show="embed" xlink:actuate="onLoad">
            <text:p text:style-name="P1">N3 facts </text:p>
            <text:p text:style-name="P1">file</text:p>
          </draw:image>
        </draw:frame>
        <draw:line draw:style-name="gr7" draw:text-style-name="P1" draw:layer="layout" svg:x1="4.8cm" svg:y1="5.5cm" svg:x2="9.3cm" svg:y2="6.5cm">
          <text:p/>
        </draw:line>
        <draw:line draw:style-name="gr7" draw:text-style-name="P1" draw:layer="layout" svg:x1="4.8cm" svg:y1="10.5cm" svg:x2="9.3cm" svg:y2="8.5cm">
          <text:p/>
        </draw:line>
        <draw:frame draw:style-name="gr2" draw:layer="layout" svg:width="1.907cm" svg:height="0.962cm" svg:x="5.8cm" svg:y="7.038cm">
          <draw:text-box>
            <text:p>Load</text:p>
          </draw:text-box>
        </draw:frame>
        <draw:line draw:style-name="gr7" draw:text-style-name="P1" draw:layer="layout" svg:x1="13.5cm" svg:y1="15.5cm" svg:x2="13.5cm" svg:y2="13.5cm">
          <text:p/>
        </draw:line>
        <draw:frame draw:style-name="gr2" draw:layer="layout" svg:width="7.229cm" svg:height="0.962cm" svg:x="13.4cm" svg:y="14.2cm">
          <draw:text-box>
            <text:p>Dynamically Generates </text:p>
          </draw:text-box>
        </draw:frame>
        <draw:line draw:style-name="gr7" draw:text-style-name="P1" draw:layer="layout" svg:x1="13.5cm" svg:y1="11cm" svg:x2="13.5cm" svg:y2="9.3cm">
          <text:p/>
        </draw:line>
        <draw:connector draw:style-name="gr7" draw:text-style-name="P1" draw:layer="layout" draw:type="curve" draw:line-skew="5.074cm" svg:x1="17.8cm" svg:y1="7.3cm" svg:x2="15.3cm" svg:y2="17.1cm" draw:start-shape="id3" draw:start-glue-point="1" draw:end-shape="id4" draw:end-glue-point="1" svg:d="m17800 7300c8362 0 9612 9800-2500 9800">
          <text:p/>
        </draw:connector>
        <draw:g>
          <draw:frame draw:style-name="gr4" draw:text-style-name="P1" draw:layer="layout" svg:width="2.257cm" svg:height="2.257cm" svg:x="22.2cm" svg:y="10.4cm">
            <draw:image xlink:href="Pictures/100002010000008000000080AA93620C.png" xlink:type="simple" xlink:show="embed" xlink:actuate="onLoad">
              <text:p/>
            </draw:image>
          </draw:frame>
          <draw:frame draw:style-name="gr4" draw:text-style-name="P1" draw:layer="layout" svg:width="2.256cm" svg:height="2.257cm" svg:x="24.444cm" svg:y="10.4cm">
            <draw:image xlink:href="Pictures/100002010000008000000080D7E48237.png" xlink:type="simple" xlink:show="embed" xlink:actuate="onLoad">
              <text:p/>
            </draw:image>
          </draw:frame>
        </draw:g>
        <draw:frame draw:style-name="gr2" draw:text-style-name="P5" draw:layer="layout" svg:width="2.161cm" svg:height="0.962cm" svg:x="23.2cm" svg:y="10.559cm">
          <draw:text-box>
            <text:p><text:span text:style-name="T12">Proof</text:span></text:p>
          </draw:text-box>
        </draw:frame>
        <draw:frame draw:style-name="gr2" draw:layer="layout" svg:width="1.907cm" svg:height="0.962cm" svg:x="13.7cm" svg:y="9.8cm">
          <draw:text-box>
            <text:p>Load</text:p>
          </draw:text-box>
        </draw:frame>
        <draw:frame draw:style-name="gr2" draw:layer="layout" svg:width="5.082cm" svg:height="0.962cm" svg:x="20.6cm" svg:y="7cm">
          <draw:text-box>
            <text:p>Generates proof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rchitecture - atif</text:p>
            </draw:text-box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upported Policies</text:p>
          </draw:text-box>
        </draw:frame>
        <draw:frame presentation:style-name="pr8" draw:layer="layout" svg:width="25.199cm" svg:height="13.86cm" svg:x="1.4cm" svg:y="4.014cm" presentation:class="outline">
          <draw:text-box>
            <text:list text:style-name="L3">
              <text:list-item>
                <text:p>Hospital policies</text:p>
                <text:list>
                  <text:list-item>
                    <text:p><text:span text:style-name="T13">Members only</text:span></text:p>
                  </text:list-item>
                  <text:list-item>
                    <text:p><text:span text:style-name="T13">By shift</text:span></text:p>
                  </text:list-item>
                  <text:list-item>
                    <text:p><text:span text:style-name="T13">Must be treating doctor/nurse (except in emergencies)</text:span></text:p>
                  </text:list-item>
                </text:list>
              </text:list-item>
              <text:list-item>
                <text:p>Patient consent policies</text:p>
                <text:list>
                  <text:list-item>
                    <text:p><text:span text:style-name="T13">Opt in</text:span></text:p>
                  </text:list-item>
                  <text:list-item>
                    <text:p><text:span text:style-name="T13">Opt in except for sensitive documents</text:span></text:p>
                  </text:list-item>
                  <text:list-item>
                    <text:p><text:span text:style-name="T13">Opt in except for certain people</text:span></text:p>
                  </text:list-item>
                  <text:list-item>
                    <text:p><text:span text:style-name="T13">Opt out</text:span></text:p>
                  </text:list-item>
                  <text:list-item>
                    <text:p><text:span text:style-name="T13">Opt out with emergency overr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Example Rul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<text:span text:style-name="T10">a</text:span> <text:span text:style-name="T12">has possible access</text:span> to <text:span text:style-name="T10">p</text:span>'s records</text:p>
                <text:list>
                  <text:list-item>
                    <text:p><text:span text:style-name="T10">a</text:span> member of <text:span text:style-name="T10">o</text:span> &amp; <text:span text:style-name="T10">o</text:span> has a by shift policy &amp; <text:span text:style-name="T10">o</text:span> is on shift &amp; <text:span text:style-name="T10">p</text:span> is treated in <text:span text:style-name="T10">o</text:span></text:p>
                  </text:list-item>
                </text:list>
              </text:list-item>
              <text:list-item>
                <text:p>a <text:span text:style-name="T12">is authenticated to access</text:span> p's records</text:p>
                <text:list>
                  <text:list-item>
                    <text:p><text:span text:style-name="T10">a</text:span> has possible access to <text:span text:style-name="T10">p</text:span>'s records &amp; <text:span text:style-name="T10">a</text:span> treats <text:span text:style-name="T10">p</text:span> </text:p>
                  </text:list-item>
                </text:list>
              </text:list-item>
              <text:list-item>
                <text:p>a <text:span text:style-name="T12">can access</text:span> d</text:p>
                <text:list>
                  <text:list-item>
                    <text:p><text:span text:style-name="T10">a</text:span> is authenticated to access <text:span text:style-name="T10">p</text:span>'s records &amp; <text:span text:style-name="T10">d</text:span> belongs to <text:span text:style-name="T10">p</text:span> &amp; <text:span text:style-name="T10">p</text:span> has an <text:span text:style-name="T10">opt in</text:span>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4.5cm" svg:height="9.574cm" svg:x="2cm" svg:y="8.5cm">
          <draw:image xlink:href="Pictures/10000201000000FB00000216DEA2DA53.png" xlink:type="simple" xlink:show="embed" xlink:actuate="onLoad">
            <text:p/>
          </draw:image>
        </draw:frame>
        <draw:frame presentation:style-name="pr9" draw:layer="layout" svg:width="7.099cm" svg:height="4.107cm" svg:x="0.501cm" svg:y="0.416cm" presentation:class="title" presentation:user-transformed="true">
          <draw:text-box>
            <text:p text:style-name="P3"><text:s/>Example<text:line-break/> Facts</text:p>
          </draw:text-box>
        </draw:frame>
        <draw:frame draw:style-name="gr4" draw:text-style-name="P1" draw:layer="layout" svg:width="18.735cm" svg:height="18.752cm" svg:x="8.5cm" svg:y="0.198cm">
          <draw:image xlink:href="Pictures/100000000000042F000004309DB70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style-name="gr11" draw:text-style-name="P7" draw:layer="layout" svg:width="14cm" svg:height="7.001cm" svg:x="7cm" svg:y="4.399cm">
          <text:p text:style-name="P6"><text:span text:style-name="T14">DEMO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2" draw:text-style-name="P8" draw:layer="layout" svg:width="28cm" svg:height="2.114cm" svg:x="0cm" svg:y="12.586cm">
          <draw:text-box>
            <text:p text:style-name="P1"><text:span text:style-name="T15">“</text:span><text:span text:style-name="T15">the proof is in the pudding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>
            <draw:text-box>
              <text:p>Divide it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Future Work</text:p>
          </draw:text-box>
        </draw:frame>
        <draw:frame presentation:style-name="pr10" draw:layer="layout" svg:width="25.199cm" svg:height="13.86cm" svg:x="1.4cm" svg:y="4.014cm" presentation:class="outline">
          <draw:text-box>
            <text:list text:style-name="L4">
              <text:list-item>
                <text:p>Formalize ontology</text:p>
              </text:list-item>
            </text:list>
            <text:list text:style-name="L3">
              <text:list-item>
                <text:list>
                  <text:list-item>
                    <text:p>Extend rules for</text:p>
                    <text:list>
                      <text:list-item>
                        <text:p>Institutional policies</text:p>
                      </text:list-item>
                      <text:list-item>
                        <text:p>Patient cons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ore sophisticated N3 rules</text:p>
              </text:list-item>
              <text:list-item>
                <text:p>Integrate with existing systems</text:p>
              </text:list-item>
              <text:list-item>
                <text:p>Multiple Policies</text:p>
              </text:list-item>
            </text:list>
            <text:list text:style-name="L3">
              <text:list-item>
                <text:list>
                  <text:list-item>
                    <text:p>Discover policy conflicts</text:p>
                  </text:list-item>
                  <text:list-item>
                    <text:p>Policy overri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9" draw:layer="layout" svg:width="8.397cm" svg:height="2.143cm" svg:x="9.802cm" svg:y="8.6cm">
          <draw:text-box>
            <text:p><text:span text:style-name="T16">Thank yo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5">
              <text:list-item>
                <text:p>T. Berners-lee, D. Connolly, L. Kagal, Y. Scharf, and J. Hendler, “N3logic: A logical framework for the world wide web,” <text:span text:style-name="T10">Theory Pract. Log. Program</text:span>, vol. 8, no. 3, pp. 249–269, 2008.</text:p>
              </text:list-item>
              <text:list-item>
                <text:p>http://www.agfa.com/w3c/euler/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uler Backward Chaining</text:p>
          </draw:text-box>
        </draw:frame>
        <draw:frame draw:style-name="gr13" draw:text-style-name="P11" draw:layer="layout" svg:width="12cm" svg:height="8.063cm" svg:x="13.9cm" svg:y="4.078cm">
          <draw:text-box>
            <text:p text:style-name="P10"><text:span text:style-name="T17">If X croaks and eats flies – Then X is a frog</text:span></text:p>
            <text:p text:style-name="P10"><text:span text:style-name="T17">If X chirps and sings – Then X is a canary</text:span></text:p>
            <text:p text:style-name="P10"><text:span text:style-name="T17">If X is a frog – Then X is green</text:span></text:p>
            <text:p text:style-name="P10"><text:span text:style-name="T17">If X is a canary – Then X is yellow</text:span></text:p>
          </draw:text-box>
        </draw:frame>
        <draw:frame draw:style-name="gr14" draw:text-style-name="P12" draw:layer="layout" svg:width="10cm" svg:height="1.187cm" svg:x="3.5cm" svg:y="4.114cm">
          <draw:text-box>
            <text:p text:style-name="P10"><text:span text:style-name="T17">my pet croaks and eats flies</text:span></text:p>
          </draw:text-box>
        </draw:frame>
        <draw:frame draw:style-name="gr15" draw:text-style-name="P12" draw:layer="layout" svg:width="10cm" svg:height="1.187cm" svg:x="3.5cm" svg:y="5.815cm">
          <draw:text-box>
            <text:p text:style-name="P10"><text:span text:style-name="T17">what colour is my pe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opacity draw:name="Transparency_20_1" draw:display-name="Transparency 1" draw:style="linear" draw:start="100%" draw:end="45%" draw:angle="0" draw:border="0%"/>
    <draw:opacity draw:name="Transparency_20_2" draw:display-name="Transparency 2" draw:style="linear" draw:start="100%" draw:end="6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CA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ff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ff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4586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663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0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rah Nadi</meta:initial-creator>
    <meta:creation-date>2010-07-21T12:48:23</meta:creation-date>
    <meta:editing-duration>PT13H18M15S</meta:editing-duration>
    <meta:editing-cycles>99</meta:editing-cycles>
    <dc:date>2010-07-28T16:07:24</dc:date>
    <dc:creator>Sarah Nadi</dc:creator>
    <meta:generator>OpenOffice.org/3.2$Linux OpenOffice.org_project/320m12$Build-9483</meta:generator>
    <meta:document-statistic meta:object-count="120"/>
  </office:meta>
</office:document-meta>
</file>